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izona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tlanta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ltimore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ffalo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olina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5.5" calcext:value-type="float">
            <text:p>5.5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ncinnati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ver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troit</text:p>
          </table:table-cell>
          <table:table-cell office:value-type="float" office:value="5.1" calcext:value-type="float">
            <text:p>5.1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uston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8.4" calcext:value-type="float">
            <text:p>8.4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ianapolis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cksonville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nsas City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nesota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England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office:value-type="float" office:value="4.8" calcext:value-type="float">
            <text:p>4.8</text:p>
          </table:table-cell>
          <table:table-cell office:value-type="float" office:value="6.1" calcext:value-type="float">
            <text:p>6.1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Orleans</text:p>
          </table:table-cell>
          <table:table-cell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6.2" calcext:value-type="float">
            <text:p>6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Y Giants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Jets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akland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office:value-type="float" office:value="5.1" calcext:value-type="float">
            <text:p>5.1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adelphia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ttsburgh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 Francisco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attle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mpa Bay</text:p>
          </table:table-cell>
          <table:table-cell office:value-type="float" office:value="5.6" calcext:value-type="float">
            <text:p>5.6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shington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2" calcext:value-type="float">
            <text:p>5.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